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DejaVu Serif" svg:font-family="'DejaVu Serif', 'Book Antiqua', 'Century Schoolbook L', TeXGyrePagella, Garamond, Bookman, 'URW Bookman L', Cambria, Palatino, serif"/>
    <style:font-face style:name="Inherit" svg:font-family="Inherit"/>
    <style:font-face style:name="Mangal1" svg:font-family="Mangal"/>
    <style:font-face style:name="arial" svg:font-family="arial, sans-serif"/>
    <style:font-face style:name="monospace" svg:font-family="monospace, 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c549"/>
    </style:style>
    <style:style style:name="P2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43ef4" style:font-size-asian="14pt" style:font-size-complex="14pt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4" style:family="paragraph" style:parent-style-name="Text_20_body">
      <style:text-properties officeooo:paragraph-rsid="00043ef4"/>
    </style:style>
    <style:style style:name="P5" style:family="paragraph" style:parent-style-name="Text_20_body">
      <style:text-properties officeooo:paragraph-rsid="001024fd"/>
    </style:style>
    <style:style style:name="P6" style:family="paragraph" style:parent-style-name="Text_20_body">
      <style:paragraph-properties fo:text-align="center" style:justify-single-word="false"/>
      <style:text-properties officeooo:paragraph-rsid="00195314"/>
    </style:style>
    <style:style style:name="P7" style:family="paragraph" style:parent-style-name="Text_20_body" style:master-page-name="">
      <loext:graphic-properties draw:fill="none"/>
      <style:paragraph-properties fo:margin-left="0cm" fo:margin-right="-0.3cm" fo:margin-top="0cm" fo:margin-bottom="0.247cm" loext:contextual-spacing="false" fo:line-height="120%" fo:text-indent="0cm" style:auto-text-indent="false" style:page-number="auto" fo:background-color="transparen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5314"/>
    </style:style>
    <style:style style:name="P10" style:family="paragraph" style:parent-style-name="Subtitle">
      <style:text-properties style:font-name="Liberation Serif" fo:font-size="14pt" style:font-size-asian="14pt" style:font-size-complex="14pt"/>
    </style:style>
    <style:style style:name="P11" style:family="paragraph" style:parent-style-name="Standard" style:list-style-name="L1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officeooo:paragraph-rsid="0001793e" style:font-size-asian="14pt" style:font-size-complex="14pt"/>
    </style:style>
    <style:style style:name="P12" style:family="paragraph" style:parent-style-name="Standard" style:list-style-name="L2">
      <style:text-properties officeooo:paragraph-rsid="0001793e"/>
    </style:style>
    <style:style style:name="P13" style:family="paragraph" style:parent-style-name="Standard" style:list-style-name="L2">
      <style:text-properties officeooo:paragraph-rsid="0001c549"/>
    </style:style>
    <style:style style:name="P14" style:family="paragraph" style:parent-style-name="Standard">
      <style:paragraph-properties fo:line-height="100%"/>
      <style:text-properties fo:color="#d4d4d4" fo:background-color="#1e1e1e"/>
    </style:style>
    <style:style style:name="P15" style:family="paragraph" style:parent-style-name="Standard">
      <style:paragraph-properties fo:line-height="100%"/>
      <style:text-properties fo:color="#d4d4d4" style:font-name="Consolas" fo:font-size="12pt" fo:font-weight="normal" fo:background-color="#1e1e1e"/>
    </style:style>
    <style:style style:name="P16" style:family="paragraph" style:parent-style-name="Standard">
      <style:paragraph-properties fo:line-height="100%"/>
      <style:text-properties fo:color="#c586c0" style:font-name="Consolas" fo:font-size="12pt" fo:font-weight="normal" fo:background-color="#1e1e1e"/>
    </style:style>
    <style:style style:name="P17" style:family="paragraph" style:parent-style-name="Standard">
      <style:paragraph-properties fo:line-height="100%"/>
    </style:style>
    <style:style style:name="P18" style:family="paragraph" style:parent-style-name="Standard">
      <style:paragraph-properties fo:line-height="100%" fo:text-align="start" style:justify-single-word="false"/>
      <style:text-properties officeooo:paragraph-rsid="0022477f"/>
    </style:style>
    <style:style style:name="P19" style:family="paragraph" style:parent-style-name="Standard">
      <style:paragraph-properties fo:line-height="100%" fo:text-align="start" style:justify-single-word="false"/>
      <style:text-properties officeooo:paragraph-rsid="0023860d"/>
    </style:style>
    <style:style style:name="P20" style:family="paragraph" style:parent-style-name="Standard">
      <style:paragraph-properties fo:line-height="100%"/>
      <style:text-properties fo:color="#6a9955" style:font-name="Consolas" fo:font-size="12pt" fo:font-weight="normal" fo:background-color="#1e1e1e"/>
    </style:style>
    <style:style style:name="P21" style:family="paragraph" style:parent-style-name="Standard">
      <style:paragraph-properties fo:line-height="100%"/>
      <style:text-properties fo:color="#6a9955" fo:background-color="#1e1e1e"/>
    </style:style>
    <style:style style:name="P22" style:family="paragraph" style:parent-style-name="Standard" style:list-style-name="L2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officeooo:paragraph-rsid="0001793e"/>
    </style:style>
    <style:style style:name="P23" style:family="paragraph" style:parent-style-name="Subtitle">
      <style:paragraph-properties fo:line-height="100%"/>
      <style:text-properties officeooo:paragraph-rsid="002115de"/>
    </style:style>
    <style:style style:name="P24" style:family="paragraph" style:parent-style-name="Subtitle">
      <style:paragraph-properties fo:line-height="100%" fo:text-align="start" style:justify-single-word="false"/>
    </style:style>
    <style:style style:name="P25" style:family="paragraph" style:parent-style-name="Text_20_body" style:list-style-name="L3">
      <style:text-properties officeooo:paragraph-rsid="00043ef4"/>
    </style:style>
    <style:style style:name="P26" style:family="paragraph" style:parent-style-name="Text_20_body">
      <style:text-properties officeooo:paragraph-rsid="001024fd"/>
    </style:style>
    <style:style style:name="P27" style:family="paragraph" style:parent-style-name="Text_20_body">
      <style:paragraph-properties fo:line-height="100%" fo:text-align="start" style:justify-single-word="false"/>
    </style:style>
    <style:style style:name="P28" style:family="paragraph" style:parent-style-name="Text_20_body">
      <style:paragraph-properties fo:line-height="100%" fo:text-align="start" style:justify-single-word="false"/>
      <style:text-properties officeooo:paragraph-rsid="002115de"/>
    </style:style>
    <style:style style:name="P29" style:family="paragraph" style:parent-style-name="Text_20_body">
      <style:paragraph-properties fo:line-height="100%" fo:text-align="start" style:justify-single-word="false"/>
      <style:text-properties officeooo:paragraph-rsid="0022477f"/>
    </style:style>
    <style:style style:name="P30" style:family="paragraph" style:parent-style-name="Text_20_body">
      <style:paragraph-properties fo:line-height="100%" fo:text-align="start" style:justify-single-word="false"/>
      <style:text-properties officeooo:paragraph-rsid="0023860d"/>
    </style:style>
    <style:style style:name="P31" style:family="paragraph" style:parent-style-name="Text_20_body">
      <style:paragraph-properties fo:line-height="100%" fo:text-align="start" style:justify-single-word="false"/>
      <style:text-properties officeooo:paragraph-rsid="0027976b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ff91e"/>
    </style:style>
    <style:style style:name="P3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1ff91e"/>
    </style:style>
    <style:style style:name="P34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195314"/>
    </style:style>
    <style:style style:name="P35" style:family="paragraph" style:parent-style-name="Text_20_body" style:list-style-name="L4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36" style:family="paragraph" style:parent-style-name="Text_20_body" style:list-style-name="">
      <loext:graphic-properties draw:fill="none"/>
      <style:paragraph-properties fo:margin-top="0.423cm" fo:margin-bottom="0.212cm" loext:contextual-spacing="false" fo:text-align="justify" style:justify-single-word="false" fo:orphans="2" fo:widows="2" fo:background-color="transparent"/>
      <style:text-properties officeooo:paragraph-rsid="001ff91e"/>
    </style:style>
    <style:style style:name="P37" style:family="paragraph" style:parent-style-name="Heading_20_1" style:master-page-name="">
      <loext:graphic-properties draw:fill="none"/>
      <style:paragraph-properties fo:margin-left="0cm" fo:margin-right="-0.499cm" fo:margin-top="0.423cm" fo:margin-bottom="0.212cm" loext:contextual-spacing="false" fo:text-align="center" style:justify-single-word="false" fo:orphans="2" fo:widows="2" fo:text-indent="0cm" style:auto-text-indent="false" style:page-number="auto" fo:background-color="transparent" fo:keep-with-next="always"/>
      <style:text-properties officeooo:paragraph-rsid="001ff91e"/>
    </style:style>
    <style:style style:name="T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b424a" style:font-size-asian="14pt" style:font-size-complex="14pt" loext:padding="0cm" loext:border="none"/>
    </style:style>
    <style:style style:name="T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a6acd" style:font-size-asian="14pt" style:font-size-complex="14pt" loext:padding="0cm" loext:border="none"/>
    </style:style>
    <style:style style:name="T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eb344" style:font-size-asian="14pt" style:font-size-complex="14pt" loext:padding="0cm" loext:border="none"/>
    </style:style>
    <style:style style:name="T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793e" style:font-size-asian="14pt" style:font-size-complex="14pt" loext:padding="0cm" loext:border="none"/>
    </style:style>
    <style:style style:name="T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01c549" style:font-size-asian="14pt" style:font-size-complex="14pt" loext:padding="0cm" loext:border="none"/>
    </style:style>
    <style:style style:name="T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03ee2" style:font-size-asian="14pt" style:font-size-complex="14pt" loext:padding="0cm" loext:border="none"/>
    </style:style>
    <style:style style:name="T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0a1a" style:font-size-asian="14pt" style:font-size-complex="14pt" loext:padding="0cm" loext:border="none"/>
    </style:style>
    <style:style style:name="T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6fb4" style:font-size-asian="14pt" style:font-size-complex="14pt" loext:padding="0cm" loext:border="none"/>
    </style:style>
    <style:style style:name="T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72593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1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26fb4" style:font-size-asian="14pt" style:font-size-complex="14pt" loext:padding="0cm" loext:border="none"/>
    </style:style>
    <style:style style:name="T1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5d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3860d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4c01b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976b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language="pt" fo:country="BR" fo:font-weight="normal" officeooo:rsid="0023860d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font-name="Monospace" fo:font-size="14pt" fo:letter-spacing="normal" fo:language="pt" fo:country="BR" fo:font-style="normal" fo:font-weight="normal" officeooo:rsid="0023860d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2a6099" style:font-name="Monospace" fo:font-size="14pt" fo:letter-spacing="normal" fo:font-style="normal" fo:font-weight="bold" officeooo:rsid="00172593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3a6acd" style:font-size-asian="14pt" style:font-weight-asian="bold" style:font-size-complex="14pt" style:font-weight-complex="bold" loext:padding="0cm" loext:border="none"/>
    </style:style>
    <style:style style:name="T24" style:family="text">
      <style:text-properties fo:font-variant="normal" fo:text-transform="none" fo:color="#2a6099" style:font-name="Liberation Serif" fo:font-size="14pt" fo:letter-spacing="normal" fo:language="pt" fo:country="BR" fo:font-style="normal" style:text-underline-style="none" fo:font-weight="bold" officeooo:rsid="00420a1a" style:font-size-asian="14pt" style:font-weight-asian="bold" style:font-size-complex="14pt" style:font-weight-complex="bold" loext:padding="0cm" loext:border="none"/>
    </style:style>
    <style:style style:name="T25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2a6099" style:font-name="Monospace" fo:font-size="14pt" fo:letter-spacing="normal" fo:language="pt" fo:country="BR" fo:font-style="normal" fo:font-weight="bold" officeooo:rsid="0024c01b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22477f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2a6099" style:font-name="Monospace" fo:font-size="14pt" fo:letter-spacing="normal" fo:language="pt" fo:country="BR" fo:font-weight="bold" officeooo:rsid="0022477f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b424a" style:font-size-asian="14pt" style:font-size-complex="14pt" loext:padding="0cm" loext:border="none"/>
    </style:style>
    <style:style style:name="T30" style:family="text">
      <style:text-properties fo:font-variant="normal" fo:text-transform="none" fo:color="#ce181e" style:font-name="Liberation Serif" fo:font-size="14pt" fo:letter-spacing="normal" fo:font-style="normal" fo:font-weight="bold" officeooo:rsid="00172593" style:font-name-asian="Microsoft YaHei" style:font-size-asian="14pt" style:font-weight-asian="bold" style:font-name-complex="Mangal" style:font-size-complex="14pt" style:font-weight-complex="bold"/>
    </style:style>
    <style:style style:name="T31" style:family="text">
      <style:text-properties fo:font-variant="normal" fo:text-transform="none" fo:color="#ce181e" style:font-name="Liberation Serif" fo:font-size="14pt" fo:letter-spacing="normal" fo:font-style="normal" fo:font-weight="bold" officeooo:rsid="001de765" style:font-name-asian="Microsoft YaHei" style:font-size-asian="14pt" style:font-weight-asian="bold" style:font-name-complex="Mangal" style:font-size-complex="14pt" style:font-weight-complex="bold"/>
    </style:style>
    <style:style style:name="T32" style:family="text">
      <style:text-properties fo:font-variant="normal" fo:text-transform="none" fo:color="#ce181e" style:font-name="Monospace" fo:font-size="14pt" fo:letter-spacing="normal" fo:font-style="normal" fo:font-weight="bold" officeooo:rsid="001b8f25" style:font-name-asian="Microsoft YaHei" style:font-size-asian="14pt" style:font-weight-asian="bold" style:font-name-complex="Mangal" style:font-size-complex="14pt" style:font-weight-complex="bold"/>
    </style:style>
    <style:style style:name="T33" style:family="text">
      <style:text-properties fo:font-variant="normal" fo:text-transform="none" fo:color="#ce181e" style:font-name="Liberation Sans" fo:font-size="14pt" fo:letter-spacing="normal" fo:language="pt" fo:country="BR" fo:font-style="normal" style:text-underline-style="none" fo:font-weight="bold" officeooo:rsid="0082ef1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fo:color="#222222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222222" style:font-name="Liberation Serif" fo:font-size="14pt" fo:letter-spacing="normal" fo:font-style="normal" fo:font-weight="normal" officeooo:rsid="00149369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222222" style:font-name="Liberation Serif" fo:font-size="14pt" fo:letter-spacing="normal" fo:font-style="normal" fo:font-weight="normal" officeooo:rsid="0014c647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222222" style:font-name="Liberation Serif" fo:font-size="14pt" fo:letter-spacing="normal" fo:font-style="normal" fo:font-weight="normal" officeooo:rsid="00195314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222222" style:font-name="Liberation Serif" fo:font-size="14pt" fo:letter-spacing="normal" fo:font-style="normal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40" style:family="text">
      <style:text-properties fo:font-variant="normal" fo:text-transform="none" fo:color="#222222" style:font-name="Liberation Serif" fo:font-size="14pt" fo:letter-spacing="normal" fo:font-style="normal" fo:font-weight="normal" officeooo:rsid="001ac088" style:font-name-asian="Microsoft YaHei" style:font-size-asian="14pt" style:font-weight-asian="normal" style:font-name-complex="Mangal" style:font-size-complex="14pt" style:font-weight-complex="normal"/>
    </style:style>
    <style:style style:name="T41" style:family="text">
      <style:text-properties fo:font-variant="normal" fo:text-transform="none" fo:color="#222222" style:font-name="Liberation Serif" fo:font-size="14pt" fo:letter-spacing="normal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42" style:family="text">
      <style:text-properties fo:font-variant="normal" fo:text-transform="none" fo:color="#222222" style:font-name="Liberation Serif" fo:font-size="14pt" fo:letter-spacing="normal" fo:font-style="normal" style:text-underline-style="solid" style:text-underline-width="auto" style:text-underline-color="font-color" fo:font-weight="normal" officeooo:rsid="00172593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222222" style:font-name="Liberation Serif" fo:font-size="14pt" fo:letter-spacing="normal" fo:font-style="normal" style:text-underline-style="solid" style:text-underline-width="auto" style:text-underline-color="font-color" fo:font-weight="normal" officeooo:rsid="00172593" style:font-name-asian="Microsoft YaHei" style:font-size-asian="14pt" style:font-weight-asian="normal" style:font-name-complex="Mangal" style:font-size-complex="14pt" style:font-weight-complex="normal"/>
    </style:style>
    <style:style style:name="T44" style:family="text">
      <style:text-properties fo:font-variant="normal" fo:text-transform="none" fo:color="#222222" style:font-name="Liberation Serif" fo:font-size="14pt" fo:letter-spacing="normal" fo:font-style="normal" officeooo:rsid="001ac088" style:font-name-asian="Microsoft YaHei" style:font-size-asian="14pt" style:font-name-complex="Mangal" style:font-size-complex="14pt"/>
    </style:style>
    <style:style style:name="T45" style:family="text">
      <style:text-properties fo:font-variant="normal" fo:text-transform="none" fo:color="#222222" style:font-name="Liberation Serif" fo:font-size="14pt" fo:letter-spacing="normal" fo:language="pt" fo:country="BR" fo:font-style="normal" officeooo:rsid="001ac088" style:font-name-asian="Microsoft YaHei" style:font-size-asian="14pt" style:font-name-complex="Mangal" style:font-size-complex="14pt"/>
    </style:style>
    <style:style style:name="T46" style:family="text">
      <style:text-properties fo:font-variant="normal" fo:text-transform="none" fo:color="#222222" style:font-name="Monospace" fo:font-size="14pt" fo:letter-spacing="normal" fo:font-style="normal" fo:font-weight="normal" officeooo:rsid="001b8f25" style:font-name-asian="Microsoft YaHei" style:font-size-asian="14pt" style:font-weight-asian="normal" style:font-name-complex="Mangal" style:font-size-complex="14pt" style:font-weight-complex="normal"/>
    </style:style>
    <style:style style:name="T47" style:family="text">
      <style:text-properties fo:font-variant="normal" fo:text-transform="none" fo:color="#222222" style:font-name="Liberation Sans" fo:font-size="14pt" fo:letter-spacing="normal" fo:language="pt" fo:country="BR" fo:font-style="normal" fo:font-weight="normal" officeooo:rsid="008235c7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222222" style:font-name="Liberation Sans" fo:font-size="14pt" fo:letter-spacing="normal" fo:language="pt" fo:country="BR" fo:font-style="normal" fo:font-weight="normal" officeooo:rsid="0083f736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solid" style:text-underline-width="auto" style:text-underline-color="font-color" fo:font-weight="normal" officeooo:rsid="008235c7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82ef1d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d1ad24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83f736" style:font-size-asian="14pt" style:font-weight-asian="normal" style:font-size-complex="14pt" style:font-weight-complex="normal"/>
    </style:style>
    <style:style style:name="T53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normal" officeooo:rsid="008235c7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bold" officeooo:rsid="008235c7" style:font-size-asian="14pt" style:font-weight-asian="bold" style:font-size-complex="14pt" style:font-weight-complex="bold"/>
    </style:style>
    <style:style style:name="T55" style:family="text">
      <style:text-properties fo:font-variant="normal" fo:text-transform="none" fo:color="#222222" style:font-name="Liberation Sans" fo:font-size="14pt" fo:letter-spacing="normal" fo:language="pt" fo:country="BR" fo:font-style="normal" style:text-underline-style="none" fo:font-weight="bold" officeooo:rsid="0082ef1d" style:font-size-asian="14pt" style:font-weight-asian="bold" style:font-size-complex="14pt" style:font-weight-complex="bold"/>
    </style:style>
    <style:style style:name="T56" style:family="text">
      <style:text-properties fo:font-variant="normal" fo:text-transform="none" fo:color="#222222" style:font-name="Liberation Sans" fo:font-size="14pt" fo:letter-spacing="normal" fo:language="pt" fo:country="BR" fo:font-style="italic" style:text-underline-style="solid" style:text-underline-width="auto" style:text-underline-color="font-color" fo:font-weight="normal" officeooo:rsid="008235c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font-variant="normal" fo:text-transform="none" fo:color="#222222" style:font-name="Liberation Sans" fo:font-size="14pt" fo:letter-spacing="normal" fo:language="pt" fo:country="BR" fo:font-style="italic" style:text-underline-style="solid" style:text-underline-width="auto" style:text-underline-color="font-color" fo:font-weight="normal" officeooo:rsid="0082ef1d" style:font-size-asian="14pt" style:font-style-asian="italic" style:font-weight-asian="normal" style:font-size-complex="14pt" style:font-style-complex="italic" style:font-weight-complex="normal"/>
    </style:style>
    <style:style style:name="T58" style:family="text">
      <style:text-properties fo:font-variant="normal" fo:text-transform="none" fo:color="#d4d4d4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c586c0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dcdcaa" style:font-name="Consolas" fo:font-size="12pt" fo:letter-spacing="normal" fo:language="pt" fo:country="BR" fo:font-style="normal" fo:font-weight="normal" officeooo:rsid="0023860d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bf0041" style:font-name="Monospace" fo:font-size="14pt" fo:letter-spacing="normal" fo:language="pt" fo:country="BR" fo:font-style="normal" fo:font-weight="normal" officeooo:rsid="0022477f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bf0041" style:font-name="Monospace" fo:font-size="14pt" fo:letter-spacing="normal" fo:language="pt" fo:country="BR" fo:font-style="normal" fo:font-weight="bold" officeooo:rsid="0022477f" style:font-size-asian="14pt" style:font-style-asian="normal" style:font-weight-asian="bold" style:font-size-complex="14pt" style:font-style-complex="normal" style:font-weight-complex="bold"/>
    </style:style>
    <style:style style:name="T63" style:family="text">
      <style:text-properties fo:font-variant="normal" fo:text-transform="none" fo:color="#569cd6" style:font-name="Consolas" fo:font-size="12pt" fo:letter-spacing="normal" fo:language="pt" fo:country="BR" fo:font-style="normal" fo:font-weight="normal" officeooo:rsid="0024c01b" fo:background-color="#1e1e1e" loext:char-shading-value="0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01793e" style:font-weight-asian="bold" style:font-weight-complex="bold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officeooo:rsid="003b424a"/>
    </style:style>
    <style:style style:name="T68" style:family="text">
      <style:text-properties fo:color="#2a6099" fo:font-weight="bold" style:font-weight-asian="bold" style:font-weight-complex="bold"/>
    </style:style>
    <style:style style:name="T69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officeooo:rsid="00043ef4"/>
    </style:style>
    <style:style style:name="T71" style:family="text">
      <style:text-properties style:font-name="Liberation Serif" fo:font-size="14pt" style:font-size-asian="14pt" style:font-size-complex="14pt"/>
    </style:style>
    <style:style style:name="T7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73" style:family="text">
      <style:text-properties style:font-name="Liberation Serif" fo:font-size="14pt" fo:font-weight="bold" officeooo:rsid="00043ef4" style:font-size-asian="14pt" style:font-weight-asian="bold" style:font-size-complex="14pt" style:font-weight-complex="bold"/>
    </style:style>
    <style:style style:name="T74" style:family="text">
      <style:text-properties style:font-name="Liberation Serif" fo:font-size="14pt" fo:font-weight="bold" officeooo:rsid="00142968" style:font-size-asian="14pt" style:font-weight-asian="bold" style:font-size-complex="14pt" style:font-weight-complex="bold"/>
    </style:style>
    <style:style style:name="T75" style:family="text">
      <style:text-properties style:font-name="Liberation Serif" fo:font-size="14pt" fo:font-weight="bold" officeooo:rsid="001024fd" style:font-size-asian="14pt" style:font-weight-asian="bold" style:font-size-complex="14pt" style:font-weight-complex="bold"/>
    </style:style>
    <style:style style:name="T76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77" style:family="text">
      <style:text-properties style:font-name="Liberation Serif" fo:font-size="14pt" fo:font-weight="normal" officeooo:rsid="00043ef4" style:font-size-asian="14pt" style:font-weight-asian="normal" style:font-size-complex="14pt" style:font-weight-complex="normal"/>
    </style:style>
    <style:style style:name="T78" style:family="text">
      <style:text-properties style:font-name="Liberation Serif" fo:font-size="14pt" fo:font-weight="normal" officeooo:rsid="00142968" style:font-size-asian="14pt" style:font-weight-asian="normal" style:font-size-complex="14pt" style:font-weight-complex="normal"/>
    </style:style>
    <style:style style:name="T79" style:family="text">
      <style:text-properties style:font-name="Liberation Serif" fo:font-size="14pt" fo:font-weight="normal" officeooo:rsid="001024fd" style:font-size-asian="14pt" style:font-weight-asian="normal" style:font-size-complex="14pt" style:font-weight-complex="normal"/>
    </style:style>
    <style:style style:name="T80" style:family="text">
      <style:text-properties style:font-name="Liberation Serif" fo:font-size="14pt" fo:font-weight="normal" officeooo:rsid="0011980d" style:font-size-asian="14pt" style:font-weight-asian="normal" style:font-size-complex="14pt" style:font-weight-complex="normal"/>
    </style:style>
    <style:style style:name="T81" style:family="text">
      <style:text-properties style:font-name="Liberation Serif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82" style:family="text">
      <style:text-properties style:font-name="Liberation Serif" fo:font-size="14pt" officeooo:rsid="00195314" style:font-name-asian="Microsoft YaHei" style:font-size-asian="14pt" style:font-name-complex="Mangal" style:font-size-complex="14pt"/>
    </style:style>
    <style:style style:name="T83" style:family="text">
      <style:text-properties fo:color="#000000"/>
    </style:style>
    <style:style style:name="T84" style:family="text">
      <style:text-properties fo:color="#000000" style:font-name="Liberation Serif"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000000" style:font-name="Liberation Serif" fo:font-size="14pt" fo:language="pt" fo:country="BR" fo:font-style="normal" fo:font-weight="normal" officeooo:rsid="0026aa15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000000" style:font-name="Liberation Serif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style:font-name="Consolas" fo:font-size="12pt" fo:font-weight="normal"/>
    </style:style>
    <style:style style:name="T88" style:family="text">
      <style:text-properties style:font-name="Consolas" fo:font-size="12pt" fo:font-weight="normal" fo:background-color="transparent" loext:char-shading-value="0"/>
    </style:style>
    <style:style style:name="T89" style:family="text">
      <style:text-properties style:font-name="Consolas" fo:font-size="12pt" fo:font-weight="normal" fo:background-color="transparent" loext:char-shading-value="0"/>
    </style:style>
    <style:style style:name="T90" style:family="text">
      <style:text-properties style:font-name="Consolas" fo:font-size="12pt" fo:font-weight="normal" fo:background-color="#666666" loext:char-shading-value="0"/>
    </style:style>
    <style:style style:name="T91" style:family="text">
      <style:text-properties style:font-name="Consolas" fo:font-size="12pt" fo:font-weight="normal" fo:background-color="#111111" loext:char-shading-value="0"/>
    </style:style>
    <style:style style:name="T92" style:family="text">
      <style:text-properties fo:color="#d4d4d4" style:font-name="Consolas" fo:font-size="12pt" fo:font-weight="normal" fo:background-color="#1e1e1e" loext:char-shading-value="0"/>
    </style:style>
    <style:style style:name="T93" style:family="text">
      <style:text-properties fo:color="#d4d4d4" fo:background-color="#1e1e1e" loext:char-shading-value="0"/>
    </style:style>
    <style:style style:name="T94" style:family="text">
      <style:text-properties fo:color="#c586c0"/>
    </style:style>
    <style:style style:name="T95" style:family="text">
      <style:text-properties fo:color="#c586c0" style:font-name="Consolas" fo:font-size="12pt" fo:font-weight="normal"/>
    </style:style>
    <style:style style:name="T96" style:family="text">
      <style:text-properties fo:color="#c586c0" style:font-name="Consolas" fo:font-size="12pt" fo:font-weight="normal" fo:background-color="#1e1e1e" loext:char-shading-value="0"/>
    </style:style>
    <style:style style:name="T97" style:family="text">
      <style:text-properties fo:color="#c586c0" style:font-name="Consolas" fo:font-size="12pt" fo:font-weight="normal" fo:background-color="#111111" loext:char-shading-value="0"/>
    </style:style>
    <style:style style:name="T98" style:family="text">
      <style:text-properties fo:color="#c586c0" style:font-name="Consolas" fo:font-size="12pt" fo:font-weight="normal" fo:background-color="#111111" loext:char-shading-value="0"/>
    </style:style>
    <style:style style:name="T99" style:family="text">
      <style:text-properties fo:color="#dcdcaa"/>
    </style:style>
    <style:style style:name="T100" style:family="text">
      <style:text-properties fo:color="#dcdcaa" style:font-name="Consolas" fo:font-size="12pt" fo:font-weight="normal"/>
    </style:style>
    <style:style style:name="T101" style:family="text">
      <style:text-properties fo:color="#dcdcaa" style:font-name="Consolas" fo:font-size="12pt" fo:font-weight="normal" fo:background-color="#1e1e1e" loext:char-shading-value="0"/>
    </style:style>
    <style:style style:name="T102" style:family="text">
      <style:text-properties fo:color="#4ec9b0"/>
    </style:style>
    <style:style style:name="T103" style:family="text">
      <style:text-properties fo:color="#4ec9b0" style:font-name="Consolas" fo:font-size="12pt" fo:font-weight="normal"/>
    </style:style>
    <style:style style:name="T104" style:family="text">
      <style:text-properties fo:color="#b5cea8" style:font-name="Consolas" fo:font-size="12pt" fo:font-weight="normal"/>
    </style:style>
    <style:style style:name="T105" style:family="text">
      <style:text-properties fo:color="#ff0000" style:font-name="Consolas" fo:font-size="12pt" fo:font-weight="normal" fo:background-color="transparent" loext:char-shading-value="0"/>
    </style:style>
    <style:style style:name="T106" style:family="text">
      <style:text-properties fo:color="#ff0000" style:font-name="Consolas" fo:font-size="12pt" fo:font-weight="bold" fo:background-color="transparent" loext:char-shading-value="0" style:font-weight-asian="bold" style:font-weight-complex="bold"/>
    </style:style>
    <style:style style:name="T107" style:family="text">
      <style:text-properties fo:color="#ff0000" style:font-name="Inherit" fo:font-size="12pt" fo:font-weight="bold" fo:background-color="transparent" loext:char-shading-value="0" style:font-weight-asian="bold" style:font-weight-complex="bold"/>
    </style:style>
    <style:style style:name="T108" style:family="text">
      <style:text-properties fo:color="#ff0000" style:font-name="Inherit" fo:font-size="12pt" fo:font-weight="bold" fo:background-color="#666666" loext:char-shading-value="0" style:font-weight-asian="bold" style:font-weight-complex="bold"/>
    </style:style>
    <style:style style:name="T109" style:family="text">
      <style:text-properties fo:color="#ff0000" style:font-name="Inherit" fo:font-size="12pt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10" style:family="text">
      <style:text-properties fo:background-color="transparent" loext:char-shading-value="0"/>
    </style:style>
    <style:style style:name="T111" style:family="text">
      <style:text-properties fo:background-color="#666666" loext:char-shading-value="0"/>
    </style:style>
    <style:style style:name="T112" style:family="text">
      <style:text-properties fo:background-color="#111111" loext:char-shading-value="0"/>
    </style:style>
    <style:style style:name="T113" style:family="text">
      <style:text-properties fo:color="#569cd6"/>
    </style:style>
    <style:style style:name="T114" style:family="text">
      <style:text-properties fo:color="#569cd6" style:font-name="Consolas" fo:font-size="12pt" fo:font-weight="normal"/>
    </style:style>
    <style:style style:name="T115" style:family="text">
      <style:text-properties fo:color="#569cd6" style:font-name="Consolas" fo:font-size="12pt" fo:font-weight="normal" fo:background-color="#1e1e1e" loext:char-shading-value="0"/>
    </style:style>
    <style:style style:name="T116" style:family="text">
      <style:text-properties fo:color="#9cdcfe"/>
    </style:style>
    <style:style style:name="T117" style:family="text">
      <style:text-properties fo:color="#9cdcfe" style:font-name="Consolas" fo:font-size="12pt" fo:font-weight="normal"/>
    </style:style>
    <style:style style:name="T118" style:family="text">
      <style:text-properties fo:color="#9cdcfe" style:font-name="Consolas" fo:font-size="12pt" fo:font-weight="normal" fo:background-color="#1e1e1e" loext:char-shading-value="0"/>
    </style:style>
    <style:style style:name="T119" style:family="text">
      <style:text-properties fo:color="#6a9955"/>
    </style:style>
    <style:style style:name="T120" style:family="text">
      <style:text-properties fo:color="#6a9955" style:font-name="Consolas" fo:font-size="12pt" fo:font-weight="normal"/>
    </style:style>
    <style:style style:name="T121" style:family="text">
      <style:text-properties fo:color="#ce9178"/>
    </style:style>
    <style:style style:name="T122" style:family="text">
      <style:text-properties fo:color="#ce9178" style:font-name="Consolas" fo:font-size="12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64">Algoritmo</text:span> </text:p>
      <text:p text:style-name="P2"><text:span text:style-name="T70">É</text:span> uma sequência finita de <text:span text:style-name="T66">ações</text:span> que visam obter uma <text:span text:style-name="T66">solução</text:span> para um determinado tipo de <text:span text:style-name="T66">problema</text:span>. Um exemplo de algoritmo é a <text:span text:style-name="T66">receita de bolo</text:span>.</text:p>
      <text:p text:style-name="P3"/>
      <text:p text:style-name="P3">Os principais algoritmos de <text:span text:style-name="T65">O</text:span><text:span text:style-name="T64">rdenação</text:span> são: </text:p>
      <text:list xml:id="list3325135416" text:style-name="L1">
        <text:list-item>
          <text:p text:style-name="P11"><text:span text:style-name="T68">Bubble Sort</text:span>: menos eficiente, compara cada elemento com a posição seguinte (i+1)</text:p>
        </text:list-item>
        <text:list-item>
          <text:p text:style-name="P11"><text:span text:style-name="T68">Selection Sort</text:span>: passa o menor valor para a primeira posição e assim sucessivamente</text:p>
        </text:list-item>
        <text:list-item>
          <text:p text:style-name="P11"><text:span text:style-name="T68">Insertion Sort</text:span>: eficiente em pequenas listas, ordena como cartas em um jogo de poker</text:p>
        </text:list-item>
        <text:list-item>
          <text:p text:style-name="P11"><text:span text:style-name="T69">Quick Sort</text:span>: <text:span text:style-name="T67">é o mais rápido pois escolhe um elemento pivô para aplicar a tática de dividir e conquistar.</text:span></text:p>
        </text:list-item>
      </text:list>
      <text:p text:style-name="P3"/>
      <text:p text:style-name="P10"><text:span text:style-name="T64">Estruturas de dados</text:span> </text:p>
      <text:p text:style-name="P2"><text:span text:style-name="T70">S</text:span>ão as formas como<text:span text:style-name="T66"> organizamos os dados</text:span>. Algumas formas são mais legív<text:span text:style-name="T67">eis para as máquinas, outras são mais intuitivas para os humanos. Existem diversas estruturas e as quatro principais são:</text:span></text:p>
      <text:list xml:id="list3998007907" text:style-name="L2">
        <text:list-item>
          <text:p text:style-name="P12"><text:span text:style-name="Strong_20_Emphasis"><text:span text:style-name="T29">Listas</text:span></text:span><text:span text:style-name="Strong_20_Emphasis"><text:span text:style-name="T1"> e suas variações:</text:span></text:span></text:p>
          <text:list>
            <text:list-item>
              <text:p text:style-name="P12"><text:span text:style-name="Strong_20_Emphasis"><text:span text:style-name="T23">pilha</text:span></text:span><text:span text:style-name="Strong_20_Emphasis"><text:span text:style-name="T2">: </text:span></text:span><text:span text:style-name="Strong_20_Emphasis"><text:span text:style-name="T3">FILO</text:span></text:span><text:span text:style-name="Strong_20_Emphasis"><text:span text:style-name="T2"> – </text:span></text:span><text:span text:style-name="Strong_20_Emphasis"><text:span text:style-name="T4">First In</text:span></text:span><text:span text:style-name="Strong_20_Emphasis"><text:span text:style-name="T2"> </text:span></text:span><text:span text:style-name="Strong_20_Emphasis"><text:span text:style-name="T4">Last</text:span></text:span><text:span text:style-name="Strong_20_Emphasis"><text:span text:style-name="T2"> Out, a inserção e remoção <text:s/>são feitas em um único extremo, </text:span></text:span><text:span text:style-name="Strong_20_Emphasis"><text:span text:style-name="T5">ou seja, sai o elemento mais recente da pilha</text:span></text:span><text:span text:style-name="Strong_20_Emphasis"><text:span text:style-name="T2">. Exemplo: (chamadas de funções num interpretador de </text:span></text:span><text:span text:style-name="Strong_20_Emphasis"><text:span text:style-name="T4">scripts</text:span></text:span><text:span text:style-name="Strong_20_Emphasis"><text:span text:style-name="T2">).<text:line-break/></text:span></text:span><text:span text:style-name="Strong_20_Emphasis"><text:span text:style-name="T6">Operações: </text:span></text:span></text:p>
              <text:list>
                <text:list-item>
                  <text:p text:style-name="P12"><text:span text:style-name="Strong_20_Emphasis"><text:span text:style-name="T6">TO</text:span></text:span><text:span text:style-name="Strong_20_Emphasis"><text:span text:style-name="T2">P: acessa o elemento posicionado no topo</text:span></text:span></text:p>
                </text:list-item>
                <text:list-item>
                  <text:p text:style-name="P12"><text:span text:style-name="Strong_20_Emphasis"><text:span text:style-name="T2">PUSH: insere um novo elemento no topo</text:span></text:span></text:p>
                </text:list-item>
                <text:list-item>
                  <text:p text:style-name="P12"><text:span text:style-name="Strong_20_Emphasis"><text:span text:style-name="T2">POP: remove o elemento do topo </text:span></text:span></text:p>
                </text:list-item>
                <text:list-item>
                  <text:p text:style-name="P12"><text:span text:style-name="Strong_20_Emphasis"><text:span text:style-name="T2">PULL: altera o elemento posicionado no topo </text:span></text:span></text:p>
                </text:list-item>
              </text:list>
            </text:list-item>
            <text:list-item>
              <text:p text:style-name="P12"><text:span text:style-name="Strong_20_Emphasis"><text:span text:style-name="T23">filas</text:span></text:span><text:span text:style-name="Strong_20_Emphasis"><text:span text:style-name="T2">: FIFO – First In First Out, <text:s/>a inserção é </text:span></text:span><text:span text:style-name="Strong_20_Emphasis"><text:span text:style-name="T4">feita</text:span></text:span><text:span text:style-name="Strong_20_Emphasis"><text:span text:style-name="T2"> </text:span></text:span><text:span text:style-name="Strong_20_Emphasis"><text:span text:style-name="T4">em</text:span></text:span><text:span text:style-name="Strong_20_Emphasis"><text:span text:style-name="T2"> um extremo e </text:span></text:span><text:span text:style-name="Strong_20_Emphasis"><text:span text:style-name="T3">removida</text:span></text:span><text:span text:style-name="Strong_20_Emphasis"><text:span text:style-name="T2"> </text:span></text:span><text:span text:style-name="Strong_20_Emphasis"><text:span text:style-name="T4">no</text:span></text:span><text:span text:style-name="Strong_20_Emphasis"><text:span text:style-name="T2"> outro,</text:span></text:span><text:span text:style-name="Strong_20_Emphasis"><text:span text:style-name="T5">ou seja, sai o elemento mais antigo</text:span></text:span><text:span text:style-name="Strong_20_Emphasis"><text:span text:style-name="T2">. Exemplo: (processos executados em um sistema operacional)<text:line-break/></text:span></text:span><text:span text:style-name="Strong_20_Emphasis"><text:span text:style-name="T6">Oper</text:span></text:span><text:span text:style-name="Strong_20_Emphasis"><text:span text:style-name="T2">ações:</text:span></text:span></text:p>
              <text:list>
                <text:list-item>
                  <text:p text:style-name="P12"><text:span text:style-name="Strong_20_Emphasis"><text:span text:style-name="T2">Enqueue: inser</text:span></text:span><text:span text:style-name="Strong_20_Emphasis"><text:span text:style-name="T6">e</text:span></text:span><text:span text:style-name="Strong_20_Emphasis"><text:span text:style-name="T2"> um elemento no final da fila</text:span></text:span></text:p>
                </text:list-item>
                <text:list-item>
                  <text:p text:style-name="P12"><text:span text:style-name="Strong_20_Emphasis"><text:span text:style-name="T2">Dequeue: remover um elemento do começo da fila </text:span></text:span></text:p>
                </text:list-item>
              </text:list>
            </text:list-item>
            <text:list-item>
              <text:p text:style-name="P12"><text:span text:style-name="Strong_20_Emphasis"><text:span text:style-name="T23">deques</text:span></text:span><text:span text:style-name="Strong_20_Emphasis"><text:span text:style-name="T2"> (cartas em um jogo de baralho)</text:span></text:span></text:p>
            </text:list-item>
            <text:list-item>
              <text:p text:style-name="P12"><text:span text:style-name="Strong_20_Emphasis"><text:span text:style-name="T23">listas </text:span></text:span><text:span text:style-name="Strong_20_Emphasis"><text:span text:style-name="T24">encadeadas</text:span></text:span><text:span text:style-name="Strong_20_Emphasis"><text:span text:style-name="T1">: </text:span></text:span><text:span text:style-name="Strong_20_Emphasis"><text:span text:style-name="T7">s</text:span></text:span><text:span text:style-name="Strong_20_Emphasis"><text:span text:style-name="T1">uas células estão interligadas, </text:span></text:span><text:span text:style-name="Strong_20_Emphasis"><text:span text:style-name="T4">referenciadas</text:span></text:span><text:span text:style-name="Strong_20_Emphasis"><text:span text:style-name="T1"> por </text:span></text:span><text:span text:style-name="Strong_20_Emphasis"><text:span text:style-name="T10">ponteiros</text:span></text:span><text:span text:style-name="Strong_20_Emphasis"><text:span text:style-name="T1"> apontando para o endereço de memória da próxima célula. </text:span></text:span><text:span text:style-name="Strong_20_Emphasis"><text:span text:style-name="T7">São divididas em:</text:span></text:span></text:p>
              <text:list>
                <text:list-item>
                  <text:p text:style-name="P12"><text:span text:style-name="Strong_20_Emphasis"><text:span text:style-name="T7">listas simples</text:span></text:span></text:p>
                </text:list-item>
                <text:list-item>
                  <text:p text:style-name="P12"><text:span text:style-name="Strong_20_Emphasis"><text:span text:style-name="T7">listas duplas</text:span></text:span></text:p>
                </text:list-item>
                <text:list-item>
                  <text:p text:style-name="P12"><text:span text:style-name="Strong_20_Emphasis"><text:span text:style-name="T7">listas circulares</text:span></text:span>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29">Árvores Binárias</text:span></text:span><text:span text:style-name="Strong_20_Emphasis"><text:span text:style-name="T1">: </text:span></text:span><text:span text:style-name="Strong_20_Emphasis"><text:span text:style-name="T8">possui no máximo 2 galhos, seus dados estão dispostos de forma hierárquica. Utilizadas para resolver problemas complexos como </text:span></text:span><text:span text:style-name="Strong_20_Emphasis"><text:span text:style-name="T11">indexação</text:span></text:span></text:p>
        </text:list-item>
        <text:list-item>
          <text:p text:style-name="P22"><text:soft-page-break/><text:span text:style-name="Strong_20_Emphasis"><text:span text:style-name="T29">Grafos</text:span></text:span><text:span text:style-name="Strong_20_Emphasis"><text:span text:style-name="T1">: </text:span></text:span><text:span text:style-name="Strong_20_Emphasis"><text:span text:style-name="T4">Usados em r</text:span></text:span><text:span text:style-name="Strong_20_Emphasis"><text:span text:style-name="T1">edes sociais; algoritmos de sugestão de conexões, relacionamentos</text:span></text:span></text:p>
        </text:list-item>
        <text:list-item>
          <text:p text:style-name="P13"><text:span text:style-name="Strong_20_Emphasis"><text:span text:style-name="T29">Tabelas Hash</text:span></text:span><text:span text:style-name="Strong_20_Emphasis"><text:span text:style-name="T1">: associa chaves de pesquisa a</text:span></text:span><text:span text:style-name="Strong_20_Emphasis"><text:span text:style-name="T7">os</text:span></text:span><text:span text:style-name="Strong_20_Emphasis"><text:span text:style-name="T1"> valores, busca elementos em bancos de dados fazendo comparação de </text:span></text:span><text:span text:style-name="Strong_20_Emphasis"><text:span text:style-name="T10">grandes </text:span></text:span><text:span text:style-name="Strong_20_Emphasis"><text:span text:style-name="T11">volumes de dados</text:span></text:span><text:span text:style-name="Strong_20_Emphasis"><text:span text:style-name="T10"> ou secretos<text:line-break/><text:line-break/></text:span></text:span><text:span text:style-name="Strong_20_Emphasis"><text:span text:style-name="T5">Para entender melhor a estrutura de dados de um algoritmo, utilize VisuAlg:<text:line-break/></text:span></text:span><text:a xlink:type="simple" xlink:href="https://www.youtube.com/redirect?event=video_description&amp;redir_token=QUFFLUhqblZOVEduMC1QRTdLcEp1am5DQjFpeURIMjV4QXxBQ3Jtc0tueHVPeFJDY0ZnaThldkFpZFV3MDh5X2QtaE94QVE0bm9tVTdlREFZUTBNczBxS0d0MGZuMGpqWHFOcEx2czBlOTZJY3NMS05KYkFvQWZQTnh3OTFCR3JxcEtxWnhrQURNdWIwZmVROVgwOFI0cEhNMA&amp;q=https%3A%2F%2Fvisualgo.net%2F" office:target-frame-name="_blank" xlink:show="new" text:style-name="Internet_20_link" text:visited-style-name="Visited_20_Internet_20_Link"><text:span text:style-name="Strong_20_Emphasis">https://visualgo.net/</text:span></text:a><text:span text:style-name="Strong_20_Emphasis"><text:span text:style-name="T5"><text:line-break/></text:span></text:span></text:p>
        </text:list-item>
      </text:list>
      <text:p text:style-name="P1"><text:span text:style-name="Strong_20_Emphasis"><text:span text:style-name="T5"/></text:span></text:p>
      <text:p text:style-name="Subtitle"><text:span text:style-name="Strong_20_Emphasis"><text:span text:style-name="T71">Tipos de dados: elementares ou estruturados</text:span></text:span></text:p>
      <text:p text:style-name="Text_20_body"><text:span text:style-name="Strong_20_Emphasis"><text:span text:style-name="T71"/></text:span></text:p>
      <text:list xml:id="list969358934" text:style-name="L3">
        <text:list-item>
          <text:p text:style-name="P25"><text:span text:style-name="Strong_20_Emphasis"><text:span text:style-name="T73">elementares</text:span></text:span><text:span text:style-name="Strong_20_Emphasis"><text:span text:style-name="T77">: inteiro, float, char, boolean</text:span></text:span></text:p>
        </text:list-item>
        <text:list-item>
          <text:p text:style-name="P25"><text:span text:style-name="Strong_20_Emphasis"><text:span text:style-name="T73">estruturados</text:span></text:span><text:span text:style-name="Strong_20_Emphasis"><text:span text:style-name="T77">: string, objetos, música, texto, imagens, etc</text:span></text:span></text:p>
        </text:list-item>
      </text:list>
      <text:p text:style-name="P4"><text:span text:style-name="Strong_20_Emphasis"><text:span text:style-name="T77"/></text:span></text:p>
      <text:p text:style-name="P6"><text:span text:style-name="Strong_20_Emphasis"><text:span text:style-name="T82">Tipos de Linguagem</text:span></text:span></text:p>
      <text:list xml:id="list164650248426750" text:continue-numbering="true" text:style-name="L3">
        <text:list-item>
          <text:p text:style-name="P25"><text:span text:style-name="Strong_20_Emphasis"><text:span text:style-name="T73">Linguagem de Alto </text:span></text:span><text:span text:style-name="Strong_20_Emphasis"><text:span text:style-name="T74">Ní</text:span></text:span><text:span text:style-name="Strong_20_Emphasis"><text:span text:style-name="T73">vel</text:span></text:span><text:span text:style-name="Strong_20_Emphasis"><text:span text:style-name="T77">: linguagem com um n</text:span></text:span><text:span text:style-name="Strong_20_Emphasis"><text:span text:style-name="T78">í</text:span></text:span><text:span text:style-name="Strong_20_Emphasis"><text:span text:style-name="T77">vel de abstr</text:span></text:span><text:span text:style-name="Strong_20_Emphasis"><text:span text:style-name="T78">açã</text:span></text:span><text:span text:style-name="Strong_20_Emphasis"><text:span text:style-name="T77">o relativamente elevado, longe do c</text:span></text:span><text:span text:style-name="Strong_20_Emphasis"><text:span text:style-name="T78">ó</text:span></text:span><text:span text:style-name="Strong_20_Emphasis"><text:span text:style-name="T77">digo de m</text:span></text:span><text:span text:style-name="Strong_20_Emphasis"><text:span text:style-name="T78">á</text:span></text:span><text:span text:style-name="Strong_20_Emphasis"><text:span text:style-name="T77">quina e mais pr</text:span></text:span><text:span text:style-name="Strong_20_Emphasis"><text:span text:style-name="T78">ó</text:span></text:span><text:span text:style-name="Strong_20_Emphasis"><text:span text:style-name="T77">ximo </text:span></text:span><text:span text:style-name="Strong_20_Emphasis"><text:span text:style-name="T78">à</text:span></text:span><text:span text:style-name="Strong_20_Emphasis"><text:span text:style-name="T77"> linguagem humana. </text:span></text:span></text:p>
        </text:list-item>
        <text:list-item>
          <text:p text:style-name="P25"><text:span text:style-name="Strong_20_Emphasis"><text:span text:style-name="T73">Linguagem de Baixo NÌve</text:span></text:span><text:span text:style-name="Strong_20_Emphasis"><text:span text:style-name="T77">l: linguagem que compreende as caracter</text:span></text:span><text:span text:style-name="Strong_20_Emphasis"><text:span text:style-name="T78">í</text:span></text:span><text:span text:style-name="Strong_20_Emphasis"><text:span text:style-name="T77">sticas da arquitetura do computador. Utiliza somente instru</text:span></text:span><text:span text:style-name="Strong_20_Emphasis"><text:span text:style-name="T78">çõ</text:span></text:span><text:span text:style-name="Strong_20_Emphasis"><text:span text:style-name="T77">es do processador e para isso </text:span></text:span><text:span text:style-name="Strong_20_Emphasis"><text:span text:style-name="T78">é</text:span></text:span><text:span text:style-name="Strong_20_Emphasis"><text:span text:style-name="T77"> necess</text:span></text:span><text:span text:style-name="Strong_20_Emphasis"><text:span text:style-name="T78">á</text:span></text:span><text:span text:style-name="Strong_20_Emphasis"><text:span text:style-name="T77">rio conhecer os registradores da m</text:span></text:span><text:span text:style-name="Strong_20_Emphasis"><text:span text:style-name="T78">á</text:span></text:span><text:span text:style-name="Strong_20_Emphasis"><text:span text:style-name="T77">quina. Um exemplo </text:span></text:span><text:span text:style-name="Strong_20_Emphasis"><text:span text:style-name="T78">é</text:span></text:span><text:span text:style-name="Strong_20_Emphasis"><text:span text:style-name="T77"> o Assembly que trabalha diretamente com os registradores do processador.</text:span></text:span></text:p>
        </text:list-item>
      </text:list>
      <text:p text:style-name="P4"><text:span text:style-name="Strong_20_Emphasis"><text:span text:style-name="T77"/></text:span></text:p>
      <text:p text:style-name="Subtitle"><text:span text:style-name="Strong_20_Emphasis"><text:span text:style-name="T75">P</text:span></text:span><text:span text:style-name="Strong_20_Emphasis"><text:span text:style-name="T72">rogramação estruturada</text:span></text:span></text:p>
      <text:p text:style-name="P5"><text:span text:style-name="Strong_20_Emphasis"><text:span text:style-name="T79">É</text:span></text:span><text:span text:style-name="Strong_20_Emphasis"><text:span text:style-name="T76"> um paradigma de programação que tem como objetivo melhorar a clareza, qualidade e diminuir o tempo de desenvolvimento de um programa de computador, utilizando para este fim de sub-rotinas e três estruturas básicas: sequência, </text:span></text:span><text:span text:style-name="Strong_20_Emphasis"><text:span text:style-name="T81">seleção</text:span></text:span><text:span text:style-name="Strong_20_Emphasis"><text:span text:style-name="T76"> (if e switch) e </text:span></text:span><text:span text:style-name="Strong_20_Emphasis"><text:span text:style-name="T81">iteração</text:span></text:span><text:span text:style-name="Strong_20_Emphasis"><text:span text:style-name="T76"> (laços for e while). </text:span></text:span></text:p>
      <text:p text:style-name="P5"><text:span text:style-name="Strong_20_Emphasis"><text:span text:style-name="T37"/></text:span></text:p>
      <text:p text:style-name="P33"><text:span text:style-name="Strong_20_Emphasis"><text:span text:style-name="T44">Ponteiro</text:span></text:span></text:p>
      <text:p text:style-name="P32"><text:span text:style-name="Strong_20_Emphasis"><text:span text:style-name="T39">Um ponteiro é </text:span></text:span><text:span text:style-name="Strong_20_Emphasis"><text:span text:style-name="T40">um tipo especial de</text:span></text:span><text:span text:style-name="Strong_20_Emphasis"><text:span text:style-name="T39"> variável capaz de </text:span></text:span><text:span text:style-name="Strong_20_Emphasis"><text:span text:style-name="T43">armazenar um endereço de memória</text:span></text:span><text:span text:style-name="Strong_20_Emphasis"><text:span text:style-name="T39"> ou o endereço de outra variável. </text:span></text:span><text:span text:style-name="Strong_20_Emphasis"><text:span text:style-name="T41">Por exemplo, para declarar um ponteiro, escreva: </text:span></text:span><text:span text:style-name="Strong_20_Emphasis"><text:span text:style-name="T46">int </text:span></text:span><text:span text:style-name="Strong_20_Emphasis"><text:span text:style-name="T32">*</text:span></text:span><text:span text:style-name="Strong_20_Emphasis"><text:span text:style-name="T46">p; </text:span></text:span><text:span text:style-name="Strong_20_Emphasis"><text:span text:style-name="T39">(não confundir com o operador de multiplicação)</text:span></text:span></text:p>
      <text:p text:style-name="P32"><text:soft-page-break/><text:span text:style-name="Strong_20_Emphasis"><text:span text:style-name="T39">O </text:span></text:span><text:span text:style-name="Strong_20_Emphasis"><text:span text:style-name="T43">endereço</text:span></text:span><text:span text:style-name="Strong_20_Emphasis"><text:span text:style-name="T39"> de uma variável é dado pelo </text:span></text:span><text:span text:style-name="Strong_20_Emphasis"><text:span text:style-name="T30">operador </text:span></text:span><text:span text:style-name="Strong_20_Emphasis"><text:span text:style-name="T31">de referência ‘</text:span></text:span><text:span text:style-name="Strong_20_Emphasis"><text:span text:style-name="T30">&amp;</text:span></text:span><text:span text:style-name="Strong_20_Emphasis"><text:span text:style-name="T31">’</text:span></text:span><text:span text:style-name="Strong_20_Emphasis"><text:span text:style-name="T39">. (Não confunda esse uso de ‘&amp;’ com o operador lógico ”</text:span></text:span><text:span text:style-name="Strong_20_Emphasis"><text:span text:style-name="T40">AND”</text:span></text:span><text:span text:style-name="Strong_20_Emphasis"><text:span text:style-name="T39">, que se escreve ”&amp;&amp;”.</text:span></text:span></text:p>
      <text:h text:style-name="P37" text:outline-level="1"><text:span text:style-name="Strong_20_Emphasis"><text:span text:style-name="T45">Passagem de parâmetros por referência ou valor</text:span></text:span></text:h>
      <text:list xml:id="list648165874" text:style-name="L4">
        <text:list-item>
          <text:h text:style-name="P35" text:outline-level="1"><text:span text:style-name="Source_20_Text"><text:span text:style-name="T47">Na </text:span></text:span><text:span text:style-name="Source_20_Text"><text:span text:style-name="T53">passagem por </text:span></text:span><text:span text:style-name="Source_20_Text"><text:span text:style-name="T54">valor</text:span></text:span><text:span text:style-name="Source_20_Text"><text:span text:style-name="T47">, o valor da variável </text:span></text:span><text:span text:style-name="Source_20_Text"><text:span text:style-name="T48">externa </text:span></text:span><text:span text:style-name="Source_20_Text"><text:span text:style-name="T47">é jogado dentro do parâmetro da função e, qualquer mudança nesse parâmetro, </text:span></text:span><text:span text:style-name="Source_20_Text"><text:span text:style-name="T56">não altera o valor da variável.</text:span></text:span></text:h>
        </text:list-item>
        <text:list-item>
          <text:h text:style-name="P35" text:outline-level="1"><text:span text:style-name="Source_20_Text"><text:span text:style-name="T50">Já na passagem por </text:span></text:span><text:span text:style-name="Source_20_Text"><text:span text:style-name="T55">referência</text:span></text:span><text:span text:style-name="Source_20_Text"><text:span text:style-name="T50">, é adicionado um </text:span></text:span><text:span text:style-name="Source_20_Text"><text:span text:style-name="T33">&amp;</text:span></text:span><text:span text:style-name="Source_20_Text"><text:span text:style-name="T50"> (“ê comercial”) </text:span></text:span><text:span text:style-name="Source_20_Text"><text:span text:style-name="T51">na frente</text:span></text:span><text:span text:style-name="Source_20_Text"><text:span text:style-name="T50"> do parâmetro. Desse modo, o que vai para esse parâmetro não é um valor, mas sim </text:span></text:span><text:span text:style-name="Source_20_Text"><text:span text:style-name="T51">o endereço na memória / ponteiro, ou seja, </text:span></text:span><text:span text:style-name="Source_20_Text"><text:span text:style-name="T50">uma referência à variável</text:span></text:span><text:span text:style-name="Source_20_Text"><text:span text:style-name="T51"> </text:span></text:span><text:span text:style-name="Source_20_Text"><text:span text:style-name="T50">que foi passada e, assim, qualquer alteração feita n</text:span></text:span><text:span text:style-name="Source_20_Text"><text:span text:style-name="T52">esse</text:span></text:span><text:span text:style-name="Source_20_Text"><text:span text:style-name="T50"> parâmetro também </text:span></text:span><text:span text:style-name="Source_20_Text"><text:span text:style-name="T57">altera o valor da variável</text:span></text:span><text:span text:style-name="Source_20_Text"><text:span text:style-name="T50"> </text:span></text:span><text:span text:style-name="Source_20_Text"><text:span text:style-name="T52">externa</text:span></text:span><text:span text:style-name="Source_20_Text"><text:span text:style-name="T50">.</text:span></text:span></text:h>
        </text:list-item>
      </text:list>
      <text:h text:style-name="P36" text:outline-level="1"><text:span text:style-name="Source_20_Text"><text:span text:style-name="T50"/></text:span></text:h>
      <text:p text:style-name="Subtitle"><text:span text:style-name="Strong_20_Emphasis"><text:span text:style-name="T71">Programação Orientada a Eventos<text:line-break/></text:span></text:span></text:p>
      <text:p text:style-name="Text_20_body"><text:span text:style-name="Strong_20_Emphasis"><text:span text:style-name="T76">Um </text:span></text:span><text:span text:style-name="Strong_20_Emphasis"><text:span text:style-name="T72">evento</text:span></text:span><text:span text:style-name="Strong_20_Emphasis"><text:span text:style-name="T76"> é o resultado de uma ação ou mudança de estado.</text:span></text:span></text:p>
      <text:p text:style-name="P7"><text:span text:style-name="Strong_20_Emphasis"><text:span text:style-name="T76">A técnica de programação orientada a eventos é um paradigma onde a execução do código é determinada pelo disparo de eventos. Basta escrever um monitor de eventos que avise o código interessado nos eventos que ele está monitorando. No Java, você pode usar design patterns como </text:span></text:span><text:span text:style-name="Strong_20_Emphasis"><text:span text:style-name="Emphasis"><text:span text:style-name="T76">observable</text:span></text:span></text:span><text:span text:style-name="Strong_20_Emphasis"><text:span text:style-name="T76"> para responder a eventos. Um uso comum da orientação a eventos é na programação de </text:span></text:span><text:span text:style-name="Strong_20_Emphasis"><text:span text:style-name="T81">interfaces gráficas</text:span></text:span><text:span text:style-name="Strong_20_Emphasis"><text:span text:style-name="T76"> com o usuário (GUI) como, por exemplo, SOs ou bibliotecas </text:span></text:span><text:span text:style-name="Strong_20_Emphasis"><text:span text:style-name="T78">como </text:span></text:span><text:span text:style-name="Strong_20_Emphasis"><text:span text:style-name="T76">Swing, JavaFX.</text:span></text:span></text:p>
      <text:p text:style-name="Text_20_body"><text:span text:style-name="Strong_20_Emphasis"><text:span text:style-name="T76">Na prática: Existem rotinas responsáveis por capturar estes eventos e executar determinados comportamentos que são respostas a es</text:span></text:span><text:span text:style-name="Strong_20_Emphasis"><text:span text:style-name="T80">s</text:span></text:span><text:span text:style-name="Strong_20_Emphasis"><text:span text:style-name="T76">es eventos. </text:span></text:span></text:p>
      <text:p text:style-name="Text_20_body"><text:span text:style-name="Strong_20_Emphasis"><text:span text:style-name="T76"/></text:span></text:p>
      <text:p text:style-name="Text_20_body"><text:span text:style-name="Strong_20_Emphasis"><text:span text:style-name="T76"/></text:span></text:p>
      <text:p text:style-name="Text_20_body"><text:span text:style-name="Strong_20_Emphasis"><text:span text:style-name="T76"/></text:span></text:p>
      <text:p text:style-name="Subtitle"><text:soft-page-break/><text:span text:style-name="Strong_20_Emphasis"><text:span text:style-name="T71">Mensagens</text:span></text:span></text:p>
      <text:p text:style-name="P8"><text:span text:style-name="Strong_20_Emphasis"><text:span text:style-name="T34">A troca de mensagens ocorre através da chamada aos métodos de um objeto por outro objeto.</text:span></text:span><text:span text:style-name="Strong_20_Emphasis"><text:span text:style-name="T76"> </text:span></text:span></text:p>
      <text:p text:style-name="P8"><text:span text:style-name="Strong_20_Emphasis"><text:span text:style-name="T34">Sempre que você chama um método de um objeto você está passando uma mensagem. Alguns métodos não tem retorno então é como você fala</text:span></text:span><text:span text:style-name="Strong_20_Emphasis"><text:span text:style-name="T35">s</text:span></text:span><text:span text:style-name="Strong_20_Emphasis"><text:span text:style-name="T34">se “objeto faz isso”, outros métodos vão te retornar algo então seria como você fala</text:span></text:span><text:span text:style-name="Strong_20_Emphasis"><text:span text:style-name="T35">s</text:span></text:span><text:span text:style-name="Strong_20_Emphasis"><text:span text:style-name="T34">se “objeto me responde o que te pedi”</text:span></text:span><text:span text:style-name="Strong_20_Emphasis"><text:span text:style-name="T76"> </text:span></text:span></text:p>
      <text:p text:style-name="P8"><text:span text:style-name="Strong_20_Emphasis"><text:span text:style-name="T36">Para melhor entendimento, pensemos na </text:span></text:span><text:span text:style-name="Strong_20_Emphasis"><text:span text:style-name="T34">JVM </text:span></text:span><text:span text:style-name="Strong_20_Emphasis"><text:span text:style-name="T36">do Java, que </text:span></text:span><text:span text:style-name="Strong_20_Emphasis"><text:span text:style-name="T34">traduz </text:span></text:span><text:span text:style-name="Strong_20_Emphasis"><text:span text:style-name="T36">um</text:span></text:span><text:span text:style-name="Strong_20_Emphasis"><text:span text:style-name="T34"> programa </text:span></text:span><text:span text:style-name="Strong_20_Emphasis"><text:span text:style-name="T36">e executa o primeiro </text:span></text:span><text:span text:style-name="Strong_20_Emphasis"><text:span text:style-name="T34">método (main(String args[]); </text:span></text:span><text:span text:style-name="Strong_20_Emphasis"><text:span text:style-name="T36">o empillha</text:span></text:span><text:span text:style-name="Strong_20_Emphasis"><text:span text:style-name="T34"> n</text:span></text:span><text:span text:style-name="Strong_20_Emphasis"><text:span text:style-name="T36">a</text:span></text:span><text:span text:style-name="Strong_20_Emphasis"><text:span text:style-name="T34"> stack e dentro </text:span></text:span><text:span text:style-name="Strong_20_Emphasis"><text:span text:style-name="T36">desse método</text:span></text:span><text:span text:style-name="Strong_20_Emphasis"><text:span text:style-name="T34"> tem um </text:span></text:span><text:span text:style-name="Strong_20_Emphasis"><text:span text:style-name="T36">ponteiro</text:span></text:span><text:span text:style-name="Strong_20_Emphasis"><text:span text:style-name="T34"> que está apontando pro Heap (tentando invocar System.out.println). Quando ele chega na localização do ponteiro ele descobre que aquilo é uma instrução que precisa ser empilhada na </text:span></text:span><text:span text:style-name="Strong_20_Emphasis"><text:span text:style-name="T36">stack</text:span></text:span><text:span text:style-name="Strong_20_Emphasis"><text:span text:style-name="T34"> também, </text:span></text:span><text:span text:style-name="Strong_20_Emphasis"><text:span text:style-name="T36">e assim continua.</text:span></text:span></text:p>
      <text:p text:style-name="P8"><text:span text:style-name="Strong_20_Emphasis"><text:span text:style-name="T36"/></text:span></text:p>
      <text:p text:style-name="Subtitle"><text:span text:style-name="Strong_20_Emphasis"><text:span text:style-name="T71">Pacotes e Interfaces</text:span></text:span></text:p>
      <text:p text:style-name="P9"><text:span text:style-name="Strong_20_Emphasis"><text:span text:style-name="T37">Pacotes e Interfaces funcionam como um contêiner. A diferença básica é que um pacote é um grupo de </text:span></text:span><text:span text:style-name="Strong_20_Emphasis"><text:span text:style-name="T42">classes e interfaces</text:span></text:span><text:span text:style-name="Strong_20_Emphasis"><text:span text:style-name="T37">, enquanto que uma interface é um grupo de </text:span></text:span><text:span text:style-name="Strong_20_Emphasis"><text:span text:style-name="T42">métodos abstratos</text:span></text:span><text:span text:style-name="Strong_20_Emphasis"><text:span text:style-name="T37">. A palavra-chave usada para importar qualquer pacote é </text:span></text:span><text:span text:style-name="Strong_20_Emphasis"><text:span text:style-name="T22">import.</text:span></text:span></text:p>
      <text:p text:style-name="P34"><text:span text:style-name="Strong_20_Emphasis"><text:span text:style-name="T37">Pacotes podem conter bibliotecas</text:span></text:span><text:span text:style-name="Strong_20_Emphasis"><text:span text:style-name="T38">,</text:span></text:span><text:span text:style-name="Strong_20_Emphasis"><text:span text:style-name="T37"> por exemplo, o Java.util package: Ele contém as interfaces, como Set, Map, List, além de ter as implementações como HashSet, HashMap e ArrayList.</text:span></text:span></text:p>
      <text:p text:style-name="P34"><text:span text:style-name="Strong_20_Emphasis"><text:span text:style-name="T9"/></text:span></text:p>
      <text:p text:style-name="P23"><text:span text:style-name="Strong_20_Emphasis"><text:span text:style-name="T83">Tratamento de exceções</text:span></text:span></text:p>
      <text:p text:style-name="P24"><text:span text:style-name="Emphasis"><text:span text:style-name="T84"><text:line-break/></text:span></text:span><text:span text:style-name="Emphasis"><text:span text:style-name="T86">Exceções</text:span></text:span><text:span text:style-name="Emphasis"><text:span text:style-name="T84"> são todos os erros que ocorrem durante o processamento de um método, </text:span></text:span><text:span text:style-name="Emphasis"><text:span text:style-name="T85">ou seja, são ocorrências anormais que afetam o funcionamento da aplicação</text:span></text:span></text:p>
      <text:p text:style-name="P27"><text:span text:style-name="Emphasis"><text:span text:style-name="T84"/></text:span></text:p>
      <text:p text:style-name="P28"><text:span text:style-name="Emphasis"><text:span text:style-name="T86">Tratamento de exceção</text:span></text:span><text:span text:style-name="Emphasis"><text:span text:style-name="T84"> é o mecanismo responsável pelo tratamento da ocorrência de condições que alteram o fluxo normal da execução de programas.</text:span></text:span><text:span text:style-name="Emphasis"><text:span text:style-name="T12"> Através </text:span></text:span><text:span text:style-name="Emphasis"><text:span text:style-name="T13">desse mecanismo</text:span></text:span><text:span text:style-name="Emphasis"><text:span text:style-name="T12"> é possível isolar o código responsável pelo </text:span></text:span><text:span text:style-name="Emphasis"><text:span text:style-name="T13">tratamento </text:span></text:span><text:span text:style-name="Emphasis"><text:span text:style-name="T12">do erro em blocos separados, deixando o código principal mais </text:span></text:span><text:span text:style-name="Emphasis"><text:span text:style-name="T18">limpo</text:span></text:span><text:span text:style-name="Emphasis"><text:span text:style-name="T12">.</text:span></text:span></text:p>
      <text:p text:style-name="P29"><text:span text:style-name="Emphasis"><text:span text:style-name="T17">P</text:span></text:span><text:span text:style-name="Emphasis"><text:span text:style-name="T14">ara lançar exceções no PHP </text:span></text:span><text:span text:style-name="Emphasis"><text:span text:style-name="T15">utilizamos a palavra reservada </text:span></text:span><text:span text:style-name="Emphasis"><text:span text:style-name="T25">throw</text:span></text:span><text:span text:style-name="Emphasis"><text:span text:style-name="T14">: </text:span></text:span></text:p>
      <text:p text:style-name="P29"><text:span text:style-name="Emphasis"><text:span text:style-name="T14"/></text:span></text:p>
      <text:p text:style-name="P18"><text:soft-page-break/><text:span text:style-name="Emphasis"><text:span text:style-name="T59">if</text:span></text:span><text:span text:style-name="Emphasis"><text:span text:style-name="T58"> (!</text:span></text:span><text:span text:style-name="Emphasis"><text:span text:style-name="T60">filter_var</text:span></text:span><text:span text:style-name="Emphasis"><text:span text:style-name="T58">($email, FILTER_VALIDATE_EMAIL))</text:span></text:span><text:span text:style-name="Emphasis"><text:span text:style-name="T59">:</text:span></text:span></text:p>
      <text:p text:style-name="P14"><text:span text:style-name="T112">    </text:span><text:span text:style-name="Emphasis"><text:span text:style-name="T27">throw</text:span></text:span><text:span text:style-name="T91"> </text:span><text:span text:style-name="T98">n</text:span><text:span text:style-name="T95">ew</text:span><text:span text:style-name="T87"> </text:span><text:span text:style-name="T100">exception</text:span><text:span text:style-name="T87">(“</text:span><text:span text:style-name="T103">Este</text:span><text:span text:style-name="T87"> e-mail é inválido”, </text:span><text:span text:style-name="T104">3</text:span><text:span text:style-name="T87">);</text:span></text:p>
      <text:p text:style-name="P16">else:</text:p>
      <text:p text:style-name="P14">    <text:span text:style-name="T87">echo “</text:span><text:span text:style-name="T103">Email</text:span><text:span text:style-name="T87"> cadastrado com sucesso!”;</text:span></text:p>
      <text:p text:style-name="P17"><text:span text:style-name="T96">endif</text:span><text:span text:style-name="T92">;</text:span></text:p>
      <text:p text:style-name="P17"><text:span text:style-name="T92"/></text:p>
      <text:p text:style-name="P30"><text:span text:style-name="Emphasis"><text:span text:style-name="T14">Porém somente lançar a exceção não suf</text:span></text:span><text:span text:style-name="Emphasis"><text:span text:style-name="T15">i</text:span></text:span><text:span text:style-name="Emphasis"><text:span text:style-name="T14">ciente, é preciso tratá-la. Para isso chamamos o bloco </text:span></text:span><text:span text:style-name="Emphasis"><text:span text:style-name="T25">try catch</text:span></text:span><text:span text:style-name="Emphasis"><text:span text:style-name="T14"> </text:span></text:span><text:span text:style-name="Emphasis"><text:span text:style-name="T16">e colocamos o método dentro dele. Exemplo:</text:span></text:span></text:p>
      <text:p text:style-name="P19"><text:span text:style-name="Emphasis"><text:span text:style-name="T63">&lt;?php</text:span></text:span></text:p>
      <text:p text:style-name="P15"><text:span text:style-name="T113">class</text:span> <text:span text:style-name="T102">newsletter</text:span> {</text:p>
      <text:p text:style-name="P17"><text:span text:style-name="T93">    </text:span><text:span text:style-name="T115">public</text:span><text:span text:style-name="T92"> </text:span><text:span text:style-name="T115">function</text:span><text:span text:style-name="T92"> </text:span><text:span text:style-name="T101">cadastrarEmail</text:span><text:span text:style-name="T92">(</text:span><text:span text:style-name="T118">$email</text:span><text:span text:style-name="T92">){</text:span></text:p>
      <text:p text:style-name="P14">        <text:span text:style-name="T95">if</text:span><text:span text:style-name="T87"> (!</text:span><text:span text:style-name="T100">filter_var</text:span><text:span text:style-name="T87">(</text:span><text:span text:style-name="T117">$email</text:span><text:span text:style-name="T87">, FILTER_VALIDATE_EMAIL)): </text:span><text:span text:style-name="T120">//se a condição for falsa o email não é válido</text:span></text:p>
      <text:p text:style-name="P14">            <text:span text:style-name="T95">throw</text:span><text:span text:style-name="T87"> </text:span><text:span text:style-name="T114">new</text:span><text:span text:style-name="T87"> </text:span><text:span text:style-name="T103">exception</text:span><text:span text:style-name="T87">(</text:span><text:span text:style-name="T122">"Este e-mail é inválido"</text:span><text:span text:style-name="T87">, </text:span><text:span text:style-name="T104">3</text:span><text:span text:style-name="T87">); </text:span><text:span text:style-name="T120">//lança uma exceção (`exception` é a classe base para lançar exceções no PHP)</text:span></text:p>
      <text:p text:style-name="P14">        <text:span text:style-name="T95">else</text:span><text:span text:style-name="T87">:</text:span></text:p>
      <text:p text:style-name="P14">            <text:span text:style-name="T100">echo</text:span><text:span text:style-name="T87"> </text:span><text:span text:style-name="T122">"Email cadastrado com sucesso!"</text:span><text:span text:style-name="T87">;</text:span></text:p>
      <text:p text:style-name="P14">        <text:span text:style-name="T95">endif</text:span><text:span text:style-name="T87">;</text:span></text:p>
      <text:p text:style-name="P14">    <text:span text:style-name="T87">}</text:span></text:p>
      <text:p text:style-name="P15">}</text:p>
      <text:p text:style-name="P15"><text:span text:style-name="T116">$newsletter</text:span> = <text:span text:style-name="T113">new</text:span> <text:span text:style-name="T102">newsletter</text:span>(); <text:span text:style-name="T119">//cria uma instância da classe</text:span></text:p>
      <text:p text:style-name="P15"><text:span text:style-name="T94">try</text:span> {<text:span text:style-name="T119">//tenta executar esse código ...</text:span></text:p>
      <text:p text:style-name="P15"><text:span text:style-name="T116">$newsletter</text:span> -&gt; <text:span text:style-name="T99">cadastrarEmail</text:span>(<text:span text:style-name="T121">"contato@"</text:span>); <text:span text:style-name="T119">//chama o método passando um parâmetro com email inválido</text:span></text:p>
      <text:p text:style-name="P15">} <text:span text:style-name="T94">catch</text:span> (<text:span text:style-name="T102">exception</text:span> <text:span text:style-name="T116">$e</text:span>) { <text:span text:style-name="T119">/*e caso ele não consiga (catch) é utilizada a classe (exception) que captura todas as exceções que podem ser geradas neste método.</text:span></text:p>
      <text:p text:style-name="P20">A variável $e é um objeto que contém as informações (propriedades) da exceção lançada.</text:p>
      <text:p text:style-name="P21">    <text:span text:style-name="T87">São 4 propriedades: message, code, line e file*/</text:span></text:p>
      <text:p text:style-name="P14">    <text:span text:style-name="T100">echo</text:span><text:span text:style-name="T87"> </text:span><text:span text:style-name="T122">"Mensagem: "</text:span><text:span text:style-name="T87"> . </text:span><text:span text:style-name="T117">$e</text:span><text:span text:style-name="T87"> -&gt; </text:span><text:span text:style-name="T100">getMessage</text:span><text:span text:style-name="T87">(); </text:span><text:span text:style-name="T120">//exibe a mensagem do throw</text:span></text:p>
      <text:p text:style-name="P14">    <text:span text:style-name="T100">echo</text:span><text:span text:style-name="T87"> </text:span><text:span text:style-name="T122">"Código: "</text:span><text:span text:style-name="T87"> . </text:span><text:span text:style-name="T117">$e</text:span><text:span text:style-name="T87"> -&gt; </text:span><text:span text:style-name="T100">getCode</text:span><text:span text:style-name="T87">(); </text:span><text:span text:style-name="T120">//exibe o código</text:span></text:p>
      <text:p text:style-name="P14">    <text:span text:style-name="T100">echo</text:span><text:span text:style-name="T87"> </text:span><text:span text:style-name="T122">"Linha: "</text:span><text:span text:style-name="T87"> . </text:span><text:span text:style-name="T117">$e</text:span><text:span text:style-name="T87"> -&gt; </text:span><text:span text:style-name="T100">getLine</text:span><text:span text:style-name="T87">(); </text:span><text:span text:style-name="T120">//exibe a linha</text:span></text:p>
      <text:p text:style-name="P14">    <text:span text:style-name="T100">echo</text:span><text:span text:style-name="T87"> </text:span><text:span text:style-name="T122">"Arquivo: "</text:span><text:span text:style-name="T87"> . </text:span><text:span text:style-name="T117">$e</text:span><text:span text:style-name="T87"> -&gt; </text:span><text:span text:style-name="T100">getFile</text:span><text:span text:style-name="T87">(); </text:span><text:span text:style-name="T120">//exibe o caminho do arquivo</text:span></text:p>
      <text:p text:style-name="P15">}</text:p>
      <text:p text:style-name="P15"><text:span text:style-name="T113">?&gt;</text:span>                                                                              </text:p>
      <text:p text:style-name="P30"><text:span text:style-name="Emphasis"><text:span text:style-name="T16"/></text:span></text:p>
      <text:p text:style-name="P31"><text:span text:style-name="Emphasis"><text:span text:style-name="T17"/></text:span></text:p>
      <text:p text:style-name="P30"><text:span text:style-name="Emphasis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DejaVu Serif" svg:font-family="'DejaVu Serif', 'Book Antiqua', 'Century Schoolbook L', TeXGyrePagella, Garamond, Bookman, 'URW Bookman L', Cambria, Palatino, serif"/>
    <style:font-face style:name="Inherit" svg:font-family="Inherit"/>
    <style:font-face style:name="Mangal1" svg:font-family="Mangal"/>
    <style:font-face style:name="arial" svg:font-family="arial, sans-serif"/>
    <style:font-face style:name="monospace" svg:font-family="monospace, monospace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09T16:46:38.670000000</dc:date>
    <meta:editing-duration>PT8H24M32S</meta:editing-duration>
    <meta:editing-cycles>12</meta:editing-cycles>
    <meta:document-statistic meta:table-count="0" meta:image-count="0" meta:object-count="0" meta:page-count="5" meta:paragraph-count="83" meta:word-count="1253" meta:character-count="7911" meta:non-whitespace-character-count="6585"/>
  </office:meta>
</office:document-meta>
</file>